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ERVANTES MAMANI LUZMI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ERVANTES MAMANI LUZMI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APIA PUJADAS, CRISTHIAN ABA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6998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31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